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le_all_all_lstm_metrics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ean_mse</text:p>
          </table:table-cell>
          <table:table-cell office:value-type="float" office:value="0.01457" calcext:value-type="float">
            <text:p>0.01457</text:p>
          </table:table-cell>
          <table:table-cell office:value-type="float" office:value="0.01412" calcext:value-type="float">
            <text:p>0.01412</text:p>
          </table:table-cell>
          <table:table-cell office:value-type="float" office:value="0.01494" calcext:value-type="float">
            <text:p>0.01494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468" calcext:value-type="float">
            <text:p>0.01468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147" calcext:value-type="float">
            <text:p>0.0147</text:p>
          </table:table-cell>
          <table:table-cell table:style-name="ce2" office:value-type="float" office:value="0.0139" calcext:value-type="float">
            <text:p>0.0139</text:p>
          </table:table-cell>
          <table:table-cell table:formula="of:=MIN([.B2:.I2])" office:value-type="float" office:value="0.0139" calcext:value-type="float">
            <text:p>0.0139</text:p>
          </table:table-cell>
        </table:table-row>
        <table:table-row table:style-name="ro1">
          <table:table-cell office:value-type="string" calcext:value-type="string">
            <text:p>min_mse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1202" calcext:value-type="float">
            <text:p>0.01202</text:p>
          </table:table-cell>
          <table:table-cell office:value-type="float" office:value="0.01192" calcext:value-type="float">
            <text:p>0.01192</text:p>
          </table:table-cell>
          <table:table-cell office:value-type="float" office:value="0.01231" calcext:value-type="float">
            <text:p>0.01231</text:p>
          </table:table-cell>
          <table:table-cell office:value-type="float" office:value="0.01236" calcext:value-type="float">
            <text:p>0.01236</text:p>
          </table:table-cell>
          <table:table-cell office:value-type="float" office:value="0.01241" calcext:value-type="float">
            <text:p>0.01241</text:p>
          </table:table-cell>
          <table:table-cell office:value-type="float" office:value="0.01222" calcext:value-type="float">
            <text:p>0.01222</text:p>
          </table:table-cell>
          <table:table-cell table:style-name="ce2" office:value-type="float" office:value="0.01169" calcext:value-type="float">
            <text:p>0.01169</text:p>
          </table:table-cell>
          <table:table-cell table:formula="of:=MIN([.B3:.I3])" office:value-type="float" office:value="0.01169" calcext:value-type="float">
            <text:p>0.01169</text:p>
          </table:table-cell>
        </table:table-row>
        <table:table-row table:style-name="ro1">
          <table:table-cell office:value-type="string" calcext:value-type="string">
            <text:p>max_mse</text:p>
          </table:table-cell>
          <table:table-cell table:style-name="ce2" office:value-type="float" office:value="0.0171" calcext:value-type="float">
            <text:p>0.0171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1762" calcext:value-type="float">
            <text:p>0.01762</text:p>
          </table:table-cell>
          <table:table-cell office:value-type="float" office:value="0.01763" calcext:value-type="float">
            <text:p>0.01763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1739" calcext:value-type="float">
            <text:p>0.01739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1768" calcext:value-type="float">
            <text:p>0.01768</text:p>
          </table:table-cell>
          <table:table-cell table:formula="of:=MIN([.B4:.I4])" office:value-type="float" office:value="0.0171" calcext:value-type="float">
            <text:p>0.0171</text:p>
          </table:table-cell>
        </table:table-row>
        <table:table-row table:style-name="ro1">
          <table:table-cell office:value-type="string" calcext:value-type="string">
            <text:p>stdev_mse</text:p>
          </table:table-cell>
          <table:table-cell table:style-name="ce2" office:value-type="float" office:value="0.00189" calcext:value-type="float">
            <text:p>0.00189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14" calcext:value-type="float">
            <text:p>0.00214</text:p>
          </table:table-cell>
          <table:table-cell table:formula="of:=MIN([.B5:.I5])" office:value-type="float" office:value="0.00189" calcext:value-type="float">
            <text:p>0.00189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office:value-type="float" office:value="60.41688" calcext:value-type="float">
            <text:p>60.41688</text:p>
          </table:table-cell>
          <table:table-cell office:value-type="float" office:value="65.24229" calcext:value-type="float">
            <text:p>65.24229</text:p>
          </table:table-cell>
          <table:table-cell table:style-name="ce2" office:value-type="float" office:value="55.36249" calcext:value-type="float">
            <text:p>55.36249</text:p>
          </table:table-cell>
          <table:table-cell office:value-type="float" office:value="63.24287" calcext:value-type="float">
            <text:p>63.24287</text:p>
          </table:table-cell>
          <table:table-cell office:value-type="float" office:value="60.86824" calcext:value-type="float">
            <text:p>60.86824</text:p>
          </table:table-cell>
          <table:table-cell office:value-type="float" office:value="65.79635" calcext:value-type="float">
            <text:p>65.79635</text:p>
          </table:table-cell>
          <table:table-cell office:value-type="float" office:value="63.86105" calcext:value-type="float">
            <text:p>63.86105</text:p>
          </table:table-cell>
          <table:table-cell office:value-type="float" office:value="69.36676" calcext:value-type="float">
            <text:p>69.36676</text:p>
          </table:table-cell>
          <table:table-cell table:formula="of:=MIN([.B6:.I6])" office:value-type="float" office:value="55.36249" calcext:value-type="float">
            <text:p>55.36249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office:value-type="float" office:value="79.66667" calcext:value-type="float">
            <text:p>79.66667</text:p>
          </table:table-cell>
          <table:table-cell office:value-type="float" office:value="85.83333" calcext:value-type="float">
            <text:p>85.83333</text:p>
          </table:table-cell>
          <table:table-cell table:style-name="ce2" office:value-type="float" office:value="72.33333" calcext:value-type="float">
            <text:p>72.33333</text:p>
          </table:table-cell>
          <table:table-cell office:value-type="float" office:value="83.58333" calcext:value-type="float">
            <text:p>83.58333</text:p>
          </table:table-cell>
          <table:table-cell office:value-type="float" office:value="78.91667" calcext:value-type="float">
            <text:p>78.91667</text:p>
          </table:table-cell>
          <table:table-cell office:value-type="float" office:value="86.83333" calcext:value-type="float">
            <text:p>86.83333</text:p>
          </table:table-cell>
          <table:table-cell office:value-type="float" office:value="84.08333" calcext:value-type="float">
            <text:p>84.08333</text:p>
          </table:table-cell>
          <table:table-cell office:value-type="float" office:value="91.83333" calcext:value-type="float">
            <text:p>91.83333</text:p>
          </table:table-cell>
          <table:table-cell table:formula="of:=MIN([.B7:.I7])" office:value-type="float" office:value="72.33333" calcext:value-type="float">
            <text:p>72.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04T14:51:20.352614001</dc:date>
    <meta:editing-duration>PT44S</meta:editing-duration>
    <meta:editing-cycles>1</meta:editing-cycles>
    <meta:document-statistic meta:table-count="1" meta:cell-count="69" meta:object-count="0"/>
    <meta:generator>LibreOffice/6.0.7.3$Linux_X86_64 LibreOffice_project/00m0$Build-3</meta:generator>
  </office:meta>
</office:document-meta>
</file>